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2cm" draw:marker-end-width="0.2cm" draw:fill-color="#3333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00cc00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marker-start-width="0.2cm" draw:marker-end-width="0.2cm" draw:fill-color="#ff3333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none" draw:fill-color="#3333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0099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7.112cm" svg:height="1.847cm" svg:x="9.906cm" svg:y="10.1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78cm" svg:height="7.62cm" svg:x="12.573cm" svg:y="7.366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6.604cm" svg:height="5.588cm" svg:x="1.4cm" svg:y="8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604cm" svg:height="6.604cm" svg:x="19.05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5" draw:text-style-name="P1" draw:layer="layout" svg:width="7.112cm" svg:height="1.847cm" svg:x="9.906cm" svg:y="10.1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778cm" svg:height="7.62cm" svg:x="12.573cm" svg:y="7.36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1" draw:layer="layout" svg:width="6.604cm" svg:height="6.604cm" svg:x="10.41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7" draw:text-style-name="P1" draw:layer="layout" svg:width="6.604cm" svg:height="5.588cm" svg:x="11.176cm" svg:y="8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01:43.925716197</meta:creation-date>
    <dc:date>2016-10-02T09:41:30.198373919</dc:date>
    <meta:editing-duration>PT4H44M26S</meta:editing-duration>
    <meta:editing-cycles>2</meta:editing-cycles>
    <meta:generator>LibreOffice/4.2.8.2$Linux_X86_64 LibreOffice_project/420m0$Build-2</meta:generator>
    <meta:document-statistic meta:object-count="39"/>
  </office:meta>
</office:document-meta>
</file>